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00000057B4E51E9E9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825cm, 1.058cm, 9.832cm, 1.113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7.05cm" svg:height="9.23cm" svg:x="1.999cm" svg:y="10.231cm">
          <draw:image xlink:href="Pictures/10000000000003E00000057B4E51E9E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3-31T13:58:44.113465000</dc:date>
    <meta:editing-duration>PT25S</meta:editing-duration>
    <meta:editing-cycles>1</meta:editing-cycles>
    <meta:document-statistic meta:object-count="1"/>
    <meta:generator>LibreOffice/25.8.5.2$Windows_X86_64 LibreOffice_project/9c8b85f387cc00a89945a79c9e6239f32e450ac2</meta:generator>
  </office:meta>
</office:document-meta>
</file>